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4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8" style:apply-style-name="ConditionalStyle_5f_1" style:base-cell-address="Sheet1.I29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9-20" calcext:value-type="date">
            <text:p>09/20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09-23" calcext:value-type="date">
            <text:p>9/23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6.8953in" svg:height="3.8642in" svg:x="0.2646in" svg:y="0.0748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9-20" calcext:value-type="date">
            <text:p>09/20/2022</text:p>
          </table:table-cell>
          <table:table-cell table:style-name="ce9" table:formula="of:=SUM([.J29:.J1005])" office:value-type="float" office:value="106" calcext:value-type="float">
            <text:p>106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9-21" calcext:value-type="date">
            <text:p>09/21/2022</text:p>
          </table:table-cell>
          <table:table-cell table:style-name="ce9" table:formula="of:=[.C5]-[.$C$5]/([.$B$2]-1)" office:value-type="float" office:value="100.7" calcext:value-type="float">
            <text:p>100.7</text:p>
          </table:table-cell>
          <table:table-cell table:style-name="ce9" table:formula="of:=SUMIF([.$K$29:.$K$1005];[.B6];[.$J$29:.$J$1005])" office:value-type="float" office:value="0" calcext:value-type="float">
            <text:p>0</text:p>
          </table:table-cell>
          <table:table-cell table:style-name="ce9" table:formula="of:=IF([.B6]&lt;=[.$E$1];[.E5]-[.D6];)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9-22" calcext:value-type="date">
            <text:p>09/22/2022</text:p>
          </table:table-cell>
          <table:table-cell table:style-name="ce9" table:formula="of:=[.C6]-[.$C$5]/([.$B$2]-1)" office:value-type="float" office:value="95.4" calcext:value-type="float">
            <text:p>95.4</text:p>
          </table:table-cell>
          <table:table-cell table:style-name="ce9" table:formula="of:=SUMIF([.$K$29:.$K$1005];[.B7];[.$J$29:.$J$1005])" office:value-type="float" office:value="3" calcext:value-type="float">
            <text:p>3</text:p>
          </table:table-cell>
          <table:table-cell table:style-name="ce9" table:formula="of:=IF([.B7]&lt;=[.$E$1];[.E6]-[.D7];)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23" calcext:value-type="date">
            <text:p>09/23/2022</text:p>
          </table:table-cell>
          <table:table-cell table:style-name="ce9" table:formula="of:=[.C7]-[.$C$5]/([.$B$2]-1)" office:value-type="float" office:value="90.1" calcext:value-type="float">
            <text:p>90.1</text:p>
          </table:table-cell>
          <table:table-cell table:style-name="ce9" table:formula="of:=SUMIF([.$K$29:.$K$1005];[.B8];[.$J$29:.$J$1005])" office:value-type="float" office:value="3" calcext:value-type="float">
            <text:p>3</text:p>
          </table:table-cell>
          <table:table-cell table:style-name="ce9" table:formula="of:=IF([.B8]&lt;=[.$E$1];[.E7]-[.D8];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24" calcext:value-type="date">
            <text:p>09/24/2022</text:p>
          </table:table-cell>
          <table:table-cell table:style-name="ce9" table:formula="of:=[.C8]-[.$C$5]/([.$B$2]-1)" office:value-type="float" office:value="84.8" calcext:value-type="float">
            <text:p>84.8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25" calcext:value-type="date">
            <text:p>09/25/2022</text:p>
          </table:table-cell>
          <table:table-cell table:style-name="ce9" table:formula="of:=[.C9]-[.$C$5]/([.$B$2]-1)" office:value-type="float" office:value="79.5" calcext:value-type="float">
            <text:p>79.5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26" calcext:value-type="date">
            <text:p>09/26/2022</text:p>
          </table:table-cell>
          <table:table-cell table:style-name="ce9" table:formula="of:=[.C10]-[.$C$5]/([.$B$2]-1)" office:value-type="float" office:value="74.2" calcext:value-type="float">
            <text:p>74.2</text:p>
          </table:table-cell>
          <table:table-cell table:style-name="ce9" table:formula="of:=SUMIF([.$K$29:.$K$1005];[.B11];[.$J$29:.$J$1005])" office:value-type="float" office:value="0" calcext:value-type="float">
            <text:p>0</text:p>
          </table:table-cell>
          <table:table-cell table:style-name="ce9" table:formula="of:=IF([.B11]&lt;=[.$E$1];[.E10]-[.D1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27" calcext:value-type="date">
            <text:p>09/27/2022</text:p>
          </table:table-cell>
          <table:table-cell table:style-name="ce9" table:formula="of:=[.C11]-[.$C$5]/([.$B$2]-1)" office:value-type="float" office:value="68.9" calcext:value-type="float">
            <text:p>68.9</text:p>
          </table:table-cell>
          <table:table-cell table:style-name="ce9" table:formula="of:=SUMIF([.$K$29:.$K$1005];[.B12];[.$J$29:.$J$1005])" office:value-type="float" office:value="0" calcext:value-type="float">
            <text:p>0</text:p>
          </table:table-cell>
          <table:table-cell table:style-name="ce9" table:formula="of:=IF([.B12]&lt;=[.$E$1];[.E11]-[.D1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28" calcext:value-type="date">
            <text:p>09/28/2022</text:p>
          </table:table-cell>
          <table:table-cell table:style-name="ce9" table:formula="of:=[.C12]-[.$C$5]/([.$B$2]-1)" office:value-type="float" office:value="63.6" calcext:value-type="float">
            <text:p>63.6</text:p>
          </table:table-cell>
          <table:table-cell table:style-name="ce9" table:formula="of:=SUMIF([.$K$29:.$K$1005];[.B13];[.$J$29:.$J$1005])" office:value-type="float" office:value="0" calcext:value-type="float">
            <text:p>0</text:p>
          </table:table-cell>
          <table:table-cell table:style-name="ce9" table:formula="of:=IF([.B13]&lt;=[.$E$1];[.E12]-[.D1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29" calcext:value-type="date">
            <text:p>09/29/2022</text:p>
          </table:table-cell>
          <table:table-cell table:style-name="ce9" table:formula="of:=[.C13]-[.$C$5]/([.$B$2]-1)" office:value-type="float" office:value="58.3" calcext:value-type="float">
            <text:p>58.3</text:p>
          </table:table-cell>
          <table:table-cell table:style-name="ce9" table:formula="of:=SUMIF([.$K$29:.$K$1005];[.B14];[.$J$29:.$J$1005])" office:value-type="float" office:value="0" calcext:value-type="float">
            <text:p>0</text:p>
          </table:table-cell>
          <table:table-cell table:style-name="ce9" table:formula="of:=IF([.B14]&lt;=[.$E$1];[.E13]-[.D1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30" calcext:value-type="date">
            <text:p>09/30/2022</text:p>
          </table:table-cell>
          <table:table-cell table:style-name="ce9" table:formula="of:=[.C14]-[.$C$5]/([.$B$2]-1)" office:value-type="float" office:value="53" calcext:value-type="float">
            <text:p>53</text:p>
          </table:table-cell>
          <table:table-cell table:style-name="ce9" table:formula="of:=SUMIF([.$K$29:.$K$1005];[.B15];[.$J$29:.$J$1005])" office:value-type="float" office:value="0" calcext:value-type="float">
            <text:p>0</text:p>
          </table:table-cell>
          <table:table-cell table:style-name="ce9" table:formula="of:=IF([.B15]&lt;=[.$E$1];[.E14]-[.D1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10-01" calcext:value-type="date">
            <text:p>10/01/2022</text:p>
          </table:table-cell>
          <table:table-cell table:style-name="ce9" table:formula="of:=[.C15]-[.$C$5]/([.$B$2]-1)" office:value-type="float" office:value="47.7" calcext:value-type="float">
            <text:p>47.7</text:p>
          </table:table-cell>
          <table:table-cell table:style-name="ce9" table:formula="of:=SUMIF([.$K$29:.$K$1005];[.B16];[.$J$29:.$J$1005])" office:value-type="float" office:value="0" calcext:value-type="float">
            <text:p>0</text:p>
          </table:table-cell>
          <table:table-cell table:style-name="ce9" table:formula="of:=IF([.B16]&lt;=[.$E$1];[.E15]-[.D16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10-02" calcext:value-type="date">
            <text:p>10/02/2022</text:p>
          </table:table-cell>
          <table:table-cell table:style-name="ce9" table:formula="of:=[.C16]-[.$C$5]/([.$B$2]-1)" office:value-type="float" office:value="42.4" calcext:value-type="float">
            <text:p>42.4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10-03" calcext:value-type="date">
            <text:p>10/03/2022</text:p>
          </table:table-cell>
          <table:table-cell table:style-name="ce9" table:formula="of:=[.C17]-[.$C$5]/([.$B$2]-1)" office:value-type="float" office:value="37.1" calcext:value-type="float">
            <text:p>37.1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10-04" calcext:value-type="date">
            <text:p>10/04/2022</text:p>
          </table:table-cell>
          <table:table-cell table:style-name="ce9" table:formula="of:=[.C18]-[.$C$5]/([.$B$2]-1)" office:value-type="float" office:value="31.8" calcext:value-type="float">
            <text:p>31.8</text:p>
          </table:table-cell>
          <table:table-cell table:style-name="ce9" table:formula="of:=SUMIF([.$K$29:.$K$1005];[.B19];[.$J$29:.$J$1005])" office:value-type="float" office:value="0" calcext:value-type="float">
            <text:p>0</text:p>
          </table:table-cell>
          <table:table-cell table:style-name="ce9" table:formula="of:=IF([.B19]&lt;=[.$E$1];[.E18]-[.D1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10-05" calcext:value-type="date">
            <text:p>10/05/2022</text:p>
          </table:table-cell>
          <table:table-cell table:style-name="ce9" table:formula="of:=[.C19]-[.$C$5]/([.$B$2]-1)" office:value-type="float" office:value="26.5" calcext:value-type="float">
            <text:p>26.5</text:p>
          </table:table-cell>
          <table:table-cell table:style-name="ce9" table:formula="of:=SUMIF([.$K$29:.$K$1005];[.B20];[.$J$29:.$J$1005])" office:value-type="float" office:value="0" calcext:value-type="float">
            <text:p>0</text:p>
          </table:table-cell>
          <table:table-cell table:style-name="ce9" table:formula="of:=IF([.B20]&lt;=[.$E$1];[.E19]-[.D2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10-06" calcext:value-type="date">
            <text:p>10/06/2022</text:p>
          </table:table-cell>
          <table:table-cell table:style-name="ce9" table:formula="of:=[.C20]-[.$C$5]/([.$B$2]-1)" office:value-type="float" office:value="21.2" calcext:value-type="float">
            <text:p>21.2</text:p>
          </table:table-cell>
          <table:table-cell table:style-name="ce9" table:formula="of:=SUMIF([.$K$29:.$K$1005];[.B21];[.$J$29:.$J$1005])" office:value-type="float" office:value="0" calcext:value-type="float">
            <text:p>0</text:p>
          </table:table-cell>
          <table:table-cell table:style-name="ce9" table:formula="of:=IF([.B21]&lt;=[.$E$1];[.E20]-[.D2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10-07" calcext:value-type="date">
            <text:p>10/07/2022</text:p>
          </table:table-cell>
          <table:table-cell table:style-name="ce9" table:formula="of:=[.C21]-[.$C$5]/([.$B$2]-1)" office:value-type="float" office:value="15.9" calcext:value-type="float">
            <text:p>15.9</text:p>
          </table:table-cell>
          <table:table-cell table:style-name="ce9" table:formula="of:=SUMIF([.$K$29:.$K$1005];[.B22];[.$J$29:.$J$1005])" office:value-type="float" office:value="0" calcext:value-type="float">
            <text:p>0</text:p>
          </table:table-cell>
          <table:table-cell table:style-name="ce9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10-08" calcext:value-type="date">
            <text:p>10/08/2022</text:p>
          </table:table-cell>
          <table:table-cell table:style-name="ce9" table:formula="of:=[.C22]-[.$C$5]/([.$B$2]-1)" office:value-type="float" office:value="10.6" calcext:value-type="float">
            <text:p>10.6</text:p>
          </table:table-cell>
          <table:table-cell table:style-name="ce9" table:formula="of:=SUMIF([.$K$29:.$K$1005];[.B23];[.$J$29:.$J$1005])" office:value-type="float" office:value="0" calcext:value-type="float">
            <text:p>0</text:p>
          </table:table-cell>
          <table:table-cell table:style-name="ce9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10-09" calcext:value-type="date">
            <text:p>10/09/2022</text:p>
          </table:table-cell>
          <table:table-cell table:style-name="ce9" table:formula="of:=[.C23]-[.$C$5]/([.$B$2]-1)" office:value-type="float" office:value="5.30000000000003" calcext:value-type="float">
            <text:p>5.30000000000003</text:p>
          </table:table-cell>
          <table:table-cell table:style-name="ce9" table:formula="of:=SUMIF([.$K$29:.$K$1005];[.B24];[.$J$29:.$J$1005])" office:value-type="float" office:value="0" calcext:value-type="float">
            <text:p>0</text:p>
          </table:table-cell>
          <table:table-cell table:style-name="ce9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10-10" calcext:value-type="date">
            <text:p>10/10/2022</text:p>
          </table:table-cell>
          <table:table-cell table:style-name="ce9" table:formula="of:=[.C24]-[.$C$5]/([.$B$2]-1)" office:value-type="float" office:value="0.00000000000003375078" calcext:value-type="float">
            <text:p>3.37507799486048E-14</text:p>
          </table:table-cell>
          <table:table-cell table:style-name="ce9" table:formula="of:=SUMIF([.$K$29:.$K$1005];[.B25];[.$J$29:.$J$1005])" office:value-type="float" office:value="0" calcext:value-type="float">
            <text:p>0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sugestões de usuários recebidas na pesquisa realizada na primeir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3" calcext:value-type="float">
            <text:p>3</text:p>
          </table:table-cell>
          <table:table-cell table:style-name="ce55"/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23" office:value-type="string" calcext:value-type="string" table:number-columns-spanned="7" table:number-rows-spanned="1">
            <text:p>Definição da paleta de cores da equipe para a plataforma / documentação / apresentação / etc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Thomas</text:p>
          </table:table-cell>
          <table:table-cell table:style-name="ce25" office:value-type="float" office:value="2" calcext:value-type="float">
            <text:p>2</text:p>
          </table:table-cell>
          <table:table-cell table:style-name="ce56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Definição do Backlog da segunda sprint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09/20/2022</text:p>
          </table:table-cell>
          <table:table-cell table:style-name="ce24" office:value-type="string" calcext:value-type="string">
            <text:p>Alita</text:p>
          </table:table-cell>
          <table:table-cell table:style-name="ce25" office:value-type="float" office:value="3" calcext:value-type="float">
            <text:p>3</text:p>
          </table:table-cell>
          <table:table-cell table:style-name="ce56" office:value-type="date" office:date-value="2022-09-22" calcext:value-type="date">
            <text:p>22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Definição do Burndown chart da segund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3" calcext:value-type="float">
            <text:p>3</text:p>
          </table:table-cell>
          <table:table-cell table:style-name="ce56" office:value-type="date" office:date-value="2022-09-23" calcext:value-type="date">
            <text:p>23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apeamento dos layouts de todos os laboratórios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especificações das máquinas de cada laboratório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Thomas</text:p>
          </table:table-cell>
          <table:table-cell table:style-name="ce27" office:value-type="float" office:value="5" calcext:value-type="float">
            <text:p>5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Atualização do protótipo segundo as críticas e sugestões de usuários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manda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strução de um banco de dados isolado como teste antes da integração.</text:p>
          </table:table-cell>
          <table:covered-table-cell table:number-columns-repeated="6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exão com Banco de Dados - Flask e mySQL.</text:p>
          </table:table-cell>
          <table:covered-table-cell table:number-columns-repeated="6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Alteração de métodos de entrada na página “Reportar Problema” (dropdown menu)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3" calcext:value-type="float">
            <text:p>3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elhorar visualização de problemas resolvidos na segunda página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“Traduzir” Javascript para Flask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<text:span text:style-name="T1">lask: carregar dinamicamente os mapas dos laboratórios.</text:span>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56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uma página home para fazer login ou ver informações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5" calcext:value-type="float">
            <text:p>5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lask: sistema de autenticação de usuário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13" calcext:value-type="float">
            <text:p>13</text:p>
          </table:table-cell>
          <table:table-cell table:style-name="ce56"/>
          <table: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Atualização da documentação da segunda Sprint no GitHub.</text:p>
          </table:table-cell>
          <table:covered-table-cell table:number-columns-repeated="5" table:style-name="ce17"/>
          <table:covered-table-cell table:style-name="ce22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3" calcext:value-type="float">
            <text:p>3</text:p>
          </table:table-cell>
          <table:table-cell table:style-name="ce57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 do framework Bootstrap - Página Home estilizada com a ferramenta</text:p>
          </table:table-cell>
          <table:covered-table-cell table:number-columns-repeated="5" table:style-name="ce15"/>
          <table:covered-table-cell table:style-name="ce21"/>
          <table:table-cell table:style-name="ce48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ean</text:p>
          </table:table-cell>
          <table:table-cell table:style-name="ce25" office:value-type="float" office:value="13" calcext:value-type="float">
            <text:p>13</text:p>
          </table:table-cell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48"/>
          <table:table-cell table:style-name="ce25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0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25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Jean: 16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Thomas: 7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lita: 21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Jonas: 22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Renan: 16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manda: 8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lexandre: 16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9"/>
          <table:table-cell table:style-name="ce13"/>
          <table:table-cell table:style-name="ce9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31:Sheet1.J1005 Sheet1.I32:Sheet1.I1005 Sheet1.I29:Sheet1.J3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day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time-style style:name="N135">
      <number:hours/>
      <number:text>:</number:text>
      <number:minutes number:style="long"/>
      <number:text> </number:text>
      <number:am-pm/>
    </number:tim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date-style style:name="N132">
      <number:month/>
      <number:text>/</number:text>
      <number:day/>
      <number:text>/</number:text>
      <number:year number:style="long"/>
    </number:date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59">
      <number:month number:textual="true"/>
      <number:text>-</number:text>
      <number:year/>
    </number:date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4">
      <number:day/>
      <number:text>-</number:text>
      <number:month number:textual="true"/>
    </number:date-style>
    <number:time-style style:name="N152"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3T17:48:40.992007751</dc:date>
    <meta:generator>LibreOffice/7.3.6.2$Linux_X86_64 LibreOffice_project/30$Build-2</meta:generator>
    <meta:editing-duration>PT3H12M51S</meta:editing-duration>
    <meta:editing-cycles>8</meta:editing-cycles>
    <meta:document-statistic meta:table-count="1" meta:cell-count="200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2.067cm" svg:y="1.823cm" svg:width="12.51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106">
                <text:p>106</text:p>
                <draw:g>
                  <svg:desc>Sheet1.C5:Sheet1.C25</svg:desc>
                </draw:g>
              </table:table-cell>
              <table:table-cell office:value-type="float" office:value="106">
                <text:p>106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.7">
                <text:p>100.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4">
                <text:p>95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.1">
                <text:p>90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8.9">
                <text:p>6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.3">
                <text:p>5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.7">
                <text:p>4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.4">
                <text:p>4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.1">
                <text:p>3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.9">
                <text:p>1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30000000000003">
                <text:p>5.3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00000000003375078">
                <text:p>0.000000000000033750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